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2" style:font-size-asian="16pt" style:font-name-complex="Helvetica2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Times New Roman1" fo:font-size="13pt" officeooo:rsid="0047e326" officeooo:paragraph-rsid="0047e326"/>
    </style:style>
    <style:style style:name="P10" style:family="paragraph" style:parent-style-name="Table_20_Contents">
      <style:paragraph-properties fo:text-align="center" style:justify-single-word="false"/>
      <style:text-properties style:font-name-asian="Helvetica2" style:font-size-asian="16pt" style:font-name-complex="Helvetica2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paragraph-rsid="005650c1" style:font-name-asian="Helvetica2" style:font-size-asian="16pt" style:font-name-complex="Helvetica2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2" style:font-size-asian="16pt" style:font-name-complex="Helvetica2" style:font-size-complex="16pt"/>
    </style:style>
    <style:style style:name="P13" style:family="paragraph" style:parent-style-name="TOC_20_Heading">
      <style:paragraph-properties fo:break-before="page"/>
      <style:text-properties style:use-window-font-color="true" loext:opacity="0%" style:font-name="Times New Roman" style:font-name-asian="Helvetica2" style:font-name-complex="Helvetica2"/>
    </style:style>
    <style:style style:name="P14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" fo:font-size="14pt" style:font-name-asian="Helvetica2" style:font-size-asian="14pt" style:font-name-complex="Helvetica2" style:font-size-complex="14pt"/>
    </style:style>
    <style:style style:name="P15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First_20_line_20_indent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578396" officeooo:paragraph-rsid="00578396" style:font-name-asian="Helvetica2" style:font-size-asian="14pt" style:font-weight-asian="bold" style:font-name-complex="Helvetica2" style:font-size-complex="14pt" style:font-weight-complex="bold"/>
    </style:style>
    <style:style style:name="P18" style:family="paragraph" style:parent-style-name="First_20_line_20_indent">
      <style:paragraph-properties fo:text-align="start" style:justify-single-word="false"/>
      <style:text-properties fo:color="#000000" loext:opacity="100%" style:font-name="Times New Roman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19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2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" style:font-size-complex="14pt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" style:font-size-complex="14pt" style:font-style-complex="italic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38" style:family="paragraph" style:parent-style-name="Text_20_body">
      <style:text-properties style:font-name="Lucida Console" fo:font-size="11pt" style:font-size-asian="11pt" style:font-size-complex="11pt"/>
    </style:style>
    <style:style style:name="P39" style:family="paragraph" style:parent-style-name="Text_20_body">
      <style:text-properties style:font-name="Lucida Console" fo:font-size="11pt" style:font-size-asian="11pt" style:font-size-complex="11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41" style:family="paragraph" style:parent-style-name="First_20_line_20_indent">
      <style:paragraph-properties fo:text-align="start" style:justify-single-word="false"/>
      <style:text-properties fo:color="#000000" loext:opacity="100%" style:font-name="Times New Roman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42" style:family="paragraph" style:parent-style-name="First_20_line_20_indent">
      <style:paragraph-properties fo:margin-left="0cm" fo:margin-right="0cm" fo:text-indent="0cm" style:auto-text-indent="false"/>
      <style:text-properties style:font-name="Times New Roman3" fo:font-size="14pt" fo:language="en" fo:country="US" fo:font-weight="normal" officeooo:rsid="0051b35c" officeooo:paragraph-rsid="005022da" style:font-name-asian="Tahoma" style:font-size-asian="14pt" style:font-weight-asian="normal" style:font-name-complex="Droid Sans Devanagari" style:font-size-complex="14pt" style:font-weight-complex="normal"/>
    </style:style>
    <style:style style:name="P43" style:family="paragraph" style:parent-style-name="Heading_20_2">
      <style:text-properties style:use-window-font-color="true" loext:opacity="0%" style:font-name="Times New Roman" fo:font-size="16pt" fo:language="ru" fo:country="RU" fo:font-weight="bold" officeooo:rsid="005d2695" officeooo:paragraph-rsid="0062c616" style:font-name-asian="Helvetica2" style:font-size-asian="16pt" style:font-weight-asian="bold" style:font-name-complex="Helvetica2" style:font-size-complex="16pt"/>
    </style:style>
    <style:style style:name="P44" style:family="paragraph" style:parent-style-name="Heading_20_2">
      <style:text-properties officeooo:paragraph-rsid="004e2e67"/>
    </style:style>
    <style:style style:name="P45" style:family="paragraph" style:parent-style-name="Heading_20_2">
      <style:text-properties officeooo:paragraph-rsid="0062c616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Table_20_Contents">
      <style:paragraph-properties fo:text-align="center" style:justify-single-word="false"/>
      <style:text-properties officeooo:paragraph-rsid="0062c616" style:font-name-asian="Helvetica2" style:font-size-asian="16pt" style:font-name-complex="Helvetica2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officeooo:paragraph-rsid="0065c3a9" style:font-name-asian="Helvetica2" style:font-size-asian="16pt" style:font-name-complex="Helvetica2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officeooo:rsid="005650c1" officeooo:paragraph-rsid="0062c616" style:font-name-asian="Helvetica2" style:font-size-asian="16pt" style:font-name-complex="Helvetica2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62c616" style:font-name-asian="Helvetica2" style:font-size-asian="16pt" style:font-name-complex="Helvetica2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use-window-font-color="true" loext:opacity="0%" style:font-name="Helvetica1" fo:font-size="14pt" style:font-size-asian="14pt" style:font-name-complex="Helvetica2" style:font-size-complex="14pt"/>
    </style:style>
    <style:style style:name="T5" style:family="text">
      <style:text-properties style:use-window-font-color="true" loext:opacity="0%" style:font-name="Times New Roman" fo:font-size="16pt" fo:font-weight="bold" style:font-name-asian="Helvetica2" style:font-size-asian="16pt" style:font-weight-asian="bold" style:font-name-complex="Helvetica2" style:font-size-complex="16pt"/>
    </style:style>
    <style:style style:name="T6" style:family="text">
      <style:text-properties style:use-window-font-color="true" loext:opacity="0%" style:font-name="Times New Roman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7" style:family="text">
      <style:text-properties fo:color="#000000" loext:opacity="100%" style:font-name="Times New Roman" fo:font-size="14pt" style:font-name-asian="Helvetica2" style:font-size-asian="14pt" style:font-name-complex="Helvetica2" style:font-size-complex="14pt"/>
    </style:style>
    <style:style style:name="T8" style:family="text">
      <style:text-properties fo:color="#000000" loext:opacity="100%" style:font-name="Times New Roman" fo:font-size="14pt" officeooo:rsid="003d977a" style:font-name-asian="Helvetica2" style:font-size-asian="14pt" style:font-name-complex="Helvetica2" style:font-size-complex="14pt"/>
    </style:style>
    <style:style style:name="T9" style:family="text">
      <style:text-properties fo:font-size="18pt" style:font-name-asian="Helvetica2" style:font-size-asian="18pt" style:font-name-complex="Helvetica2" style:font-size-complex="18pt"/>
    </style:style>
    <style:style style:name="T10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1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2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3" style:family="text">
      <style:text-properties fo:font-size="18pt" officeooo:rsid="001b5dfa" style:font-name-asian="Helvetica2" style:font-size-asian="18pt" style:font-name-complex="Helvetica2" style:font-size-complex="18pt"/>
    </style:style>
    <style:style style:name="T14" style:family="text">
      <style:text-properties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15" style:family="text">
      <style:text-properties fo:font-size="18pt" fo:language="ru" fo:country="RU" officeooo:rsid="0060b0c0" style:font-name-asian="Helvetica2" style:font-size-asian="18pt" style:font-name-complex="Helvetica2" style:font-size-complex="18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officeooo:rsid="00495bae" style:font-style-asian="italic" style:font-size-complex="12pt"/>
    </style:style>
    <style:style style:name="T18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19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0" style:family="text">
      <style:text-properties fo:language="ru" fo:country="RU" officeooo:rsid="00520016"/>
    </style:style>
    <style:style style:name="T21" style:family="text">
      <style:text-properties fo:language="ru" fo:country="RU" officeooo:rsid="00553b98"/>
    </style:style>
    <style:style style:name="T22" style:family="text">
      <style:text-properties officeooo:rsid="00468513"/>
    </style:style>
    <style:style style:name="T23" style:family="text">
      <style:text-properties officeooo:rsid="0048b82b"/>
    </style:style>
    <style:style style:name="T24" style:family="text">
      <style:text-properties officeooo:rsid="00495bae"/>
    </style:style>
    <style:style style:name="T25" style:family="text">
      <style:text-properties style:font-size-complex="12pt"/>
    </style:style>
    <style:style style:name="T26" style:family="text">
      <style:text-properties fo:font-style="italic" style:font-style-asian="italic" style:font-size-complex="12pt"/>
    </style:style>
    <style:style style:name="T27" style:family="text">
      <style:text-properties fo:font-style="normal" style:font-style-asian="normal" style:font-size-complex="12pt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variant="normal" fo:text-transform="none" fo:color="#222222" loext:opacity="100%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3" fo:language="en" fo:country="US" fo:font-weight="normal" style:font-name-asian="Tahoma" style:font-weight-asian="normal" style:font-name-complex="Droid Sans Devanagari" style:font-weight-complex="normal"/>
    </style:style>
    <style:style style:name="T31" style:family="text">
      <style:text-properties style:font-name="Times New Roman3" fo:language="ru" fo:country="RU" fo:font-weight="normal" style:font-name-asian="Tahoma" style:font-weight-asian="normal" style:font-name-complex="Droid Sans Devanagari" style:font-weight-complex="normal"/>
    </style:style>
    <style:style style:name="T32" style:family="text">
      <style:text-properties style:font-name="Times New Roman3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" style:font-style-complex="normal" style:font-weight-complex="normal"/>
    </style:style>
    <style:style style:name="T33" style:family="text">
      <style:text-properties style:font-name="Times New Roman3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" style:font-style-complex="normal" style:font-weight-complex="normal"/>
    </style:style>
    <style:style style:name="T34" style:family="text">
      <style:text-properties style:font-name="Times New Roman3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" style:font-style-complex="normal" style:font-weight-complex="normal"/>
    </style:style>
    <style:style style:name="T35" style:family="text">
      <style:text-properties style:font-name="Times New Roman3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36" style:family="text">
      <style:text-properties style:font-name="Times New Roman3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37" style:family="text">
      <style:text-properties style:font-name="Times New Roman3" fo:font-size="16pt" fo:font-weight="bold" officeooo:rsid="0062c616" style:font-name-asian="Tahoma" style:font-size-asian="16.1000003814697pt" style:font-weight-asian="bold" style:font-name-complex="Droid Sans Devanagari" style:font-size-complex="16.1000003814697pt" style:font-weight-complex="bold"/>
    </style:style>
    <style:style style:name="T38" style:family="text">
      <style:text-properties officeooo:rsid="00520016"/>
    </style:style>
    <style:style style:name="T39" style:family="text">
      <style:text-properties officeooo:rsid="00553b98"/>
    </style:style>
    <style:style style:name="T40" style:family="text">
      <style:text-properties style:font-name="Times New Roman" fo:font-size="18pt" style:font-name-asian="Helvetica2" style:font-size-asian="18pt" style:font-name-complex="Helvetica2" style:font-size-complex="18pt"/>
    </style:style>
    <style:style style:name="T41" style:family="text">
      <style:text-properties style:font-name="Times New Roman" fo:font-size="18pt" officeooo:rsid="001b5dfa" style:font-name-asian="Helvetica2" style:font-size-asian="18pt" style:font-name-complex="Helvetica2" style:font-size-complex="18pt"/>
    </style:style>
    <style:style style:name="T42" style:family="text"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43" style:family="text">
      <style:text-properties style:font-name="Times New Roman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44" style:family="text">
      <style:text-properties style:font-name="Times New Roman" fo:font-size="18pt" fo:language="ru" fo:country="RU" fo:font-weight="normal" officeooo:rsid="005f7675" style:font-name-asian="Helvetica2" style:font-size-asian="18pt" style:font-weight-asian="normal" style:font-name-complex="Helvetica2" style:font-size-complex="18pt" style:font-weight-complex="normal"/>
    </style:style>
    <style:style style:name="T45" style:family="text">
      <style:text-properties officeooo:rsid="006188ab"/>
    </style:style>
    <style:style style:name="T46" style:family="text">
      <style:text-properties officeooo:rsid="0062c616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Toc494741058"/>МИНОБРНАУКИ РОССИИ<text:bookmark-end text:name="_Toc494741058"/></text:p>
      <text:p text:style-name="P3"><text:span text:style-name="T12">САНКТ-ПЕТЕРБУРГСКИЙ</text:span><text:span text:style-name="T9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9">«ЛЭТИ» </text:span><text:span text:style-name="T10">им</text:span><text:span text:style-name="T9">.</text:span><text:span text:style-name="T11">В.И.</text:span><text:span text:style-name="T9">УЛЬЯНОВА (ЛЕНИНА)</text:span><text:bookmark-end text:name="_Toc494741060"/></text:p>
      <text:p text:style-name="P14"><text:bookmark-start text:name="_Toc494741061"/>Кафедра вычислительной техники<text:bookmark-end text:name="_Toc494741061"/></text:p>
      <text:p text:style-name="P5"><text:bookmark-start text:name="_Toc494741062"/><text:span text:style-name="T9">Отчет по лабораторной работе </text:span><text:span text:style-name="T13">№ </text:span><text:span text:style-name="T15">2</text:span></text:p>
      <text:p text:style-name="P5"><text:bookmark-start text:name="_Toc4947410641"/><text:span text:style-name="T13">по дисциплине «Алгоритмы и структуры данных, часть 1»</text:span><text:bookmark-end text:name="_Toc4947410641"/><text:span text:style-name="T14"> </text:span></text:p>
      <text:p text:style-name="P15"><text:span text:style-name="T41">Т</text:span><text:span text:style-name="T40">ем</text:span><text:span text:style-name="T41">а</text:span><text:span text:style-name="T40">:</text:span><text:bookmark-end text:name="_Toc494741062"/><text:span text:style-name="T40"> </text:span><text:bookmark-start text:name="_Toc494741063"/><text:span text:style-name="T40">«</text:span><text:bookmark-end text:name="_Toc494741063"/><text:span text:style-name="Strong_20_Emphasis"><text:span text:style-name="T42">М</text:span></text:span><text:span text:style-name="Strong_20_Emphasis"><text:span text:style-name="T43">ножеств</text:span></text:span><text:span text:style-name="Strong_20_Emphasis"><text:span text:style-name="T44">о как объект</text:span></text:span><text:span text:style-name="T40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272071983200">
          <table:table-cell office:value-type="string">
            <text:p text:style-name="P6">Студент<text:span text:style-name="T22">ы</text:span> гр. <text:span text:style-name="T3">9306</text:span></text:p>
          </table:table-cell>
          <table:table-cell office:value-type="string">
            <text:p text:style-name="P7">ЕвдокимовО.В.<text:span text:style-name="T22">Кныш С.</text:span><text:span text:style-name="T2">#. </text:span><text:span text:style-name="T22">Павельев М.</text:span><text:span text:style-name="T2">#.</text:span></text:p>
          </table:table-cell>
        </table:table-row>
        <table:table-row table:style-name="TableLine2272071970960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2272071975856">
          <table:table-cell office:value-type="string">
            <text:p text:style-name="P6">Преподаватель</text:p>
          </table:table-cell>
          <table:table-cell office:value-type="string">
            <text:p text:style-name="P9">Манерагена Валенс</text:p>
          </table:table-cell>
        </table:table-row>
      </table:table>
      <text:p text:style-name="First_20_line_20_indent"/>
      <text:p text:style-name="P1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318_2605875897" text:style-name="Index_20_Link" text:visited-style-name="Index_20_Link">Цель<text:tab/>3</text:a></text:p>
          <text:p text:style-name="P16"><text:a xlink:type="simple" xlink:href="#__RefHeading___Toc320_2605875897" text:style-name="Index_20_Link" text:visited-style-name="Index_20_Link">Задание<text:tab/>3</text:a></text:p>
          <text:p text:style-name="P16"><text:a xlink:type="simple" xlink:href="#__RefHeading___Toc326_2605875897" text:style-name="Index_20_Link" text:visited-style-name="Index_20_Link">Контрольные тесты<text:tab/>3</text:a></text:p>
          <text:p text:style-name="P16"><text:a xlink:type="simple" xlink:href="#__RefHeading___Toc21223_2937147999" text:style-name="Index_20_Link" text:visited-style-name="Index_20_Link">Временная сложность<text:tab/>4</text:a></text:p>
          <text:p text:style-name="P16"><text:a xlink:type="simple" xlink:href="#__RefHeading___Toc21235_2937147999" text:style-name="Index_20_Link" text:visited-style-name="Index_20_Link">Результаты измерения времени<text:tab/>6</text:a></text:p>
          <text:p text:style-name="P16"><text:a xlink:type="simple" xlink:href="#__RefHeading___Toc12948_245534579" text:style-name="Index_20_Link" text:visited-style-name="Index_20_Link">Код программы<text:tab/>6</text:a></text:p>
          <text:p text:style-name="P16"><text:a xlink:type="simple" xlink:href="#__RefHeading___Toc21237_2937147999" text:style-name="Index_20_Link" text:visited-style-name="Index_20_Link">Выводы:<text:tab/>22</text:a></text:p>
        </text:index-body>
      </text:table-of-content>
      <text:h text:style-name="P46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45">С</text:span>равнение процедурного и объектно-ориентированного подходов на примере задачи обработки множеств.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20"><text:tab/>Универсум: <text:span text:style-name="T25">Строчные латинские буквы</text:span></text:p>
      <text:p text:style-name="P20"><text:span text:style-name="T25"><text:tab/>Что надо вычислить: Множество, содержащее все буквы, общие для множеств </text:span><text:span text:style-name="T26">A</text:span><text:span text:style-name="T25"> и </text:span><text:span text:style-name="T26">B</text:span><text:span text:style-name="T25">, за исключением букв, содержащихся в </text:span><text:span text:style-name="T26">C</text:span><text:span text:style-name="T25">, а также все буквы из </text:span><text:span text:style-name="T26">D</text:span></text:p>
      <text:p text:style-name="P21"><text:span text:style-name="T17"><text:tab/></text:span><text:span text:style-name="T18">Формализация задания, формула для вычисления пятого множества по четырём заданным — A <text:s/></text:span><text:span text:style-name="T29">⋂</text:span><text:span text:style-name="T27"> <text:s/></text:span><text:span text:style-name="T18">B </text:span><text:span text:style-name="T19">\ </text:span><text:span text:style-name="T18">C </text:span><text:span text:style-name="T19">⋃ </text:span><text:span text:style-name="T18">D</text:span></text:p>
      <text:p text:style-name="P42"><text:span text:style-name="T20"/></text:p>
      <text:h text:style-name="Heading_20_2" text:outline-level="2"><text:bookmark-start text:name="__RefHeading___Toc21235_2937147999"/>Результаты измерения времени <text:span text:style-name="T46">при использовании процедурного подхода</text:span>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272271925408">
          <table:table-cell table:style-name="Таблица1.A1" office:value-type="string">
            <text:p text:style-name="P8">Способ представления / максимальный размер множества</text:p>
          </table:table-cell>
          <table:table-cell table:style-name="Таблица1.A1" office:value-type="string">
            <text:p text:style-name="P12">26</text:p>
          </table:table-cell>
          <table:table-cell table:style-name="Таблица1.A1" office:value-type="string">
            <text:p text:style-name="P12">13</text:p>
          </table:table-cell>
          <table:table-cell table:style-name="Таблица1.A1" office:value-type="string">
            <text:p text:style-name="P12">6</text:p>
          </table:table-cell>
        </table:table-row>
        <table:table-row table:style-name="TableLine2272271928672">
          <table:table-cell table:style-name="Таблица1.A1" office:value-type="string">
            <text:p text:style-name="P12">Список</text:p>
          </table:table-cell>
          <table:table-cell table:style-name="Таблица1.A1" office:value-type="string">
            <text:p text:style-name="P10">2.767e-06</text:p>
          </table:table-cell>
          <table:table-cell table:style-name="Таблица1.A1" office:value-type="string">
            <text:p text:style-name="P10">1.854e-06</text:p>
          </table:table-cell>
          <table:table-cell table:style-name="Таблица1.A1" office:value-type="string">
            <text:p text:style-name="P48">1.08e-06</text:p>
          </table:table-cell>
        </table:table-row>
        <table:table-row table:style-name="TableLine2272271928128">
          <table:table-cell table:style-name="Таблица1.A1" office:value-type="string">
            <text:p text:style-name="P12">Машинное слово</text:p>
          </table:table-cell>
          <table:table-cell table:style-name="Таблица1.A1" office:value-type="string">
            <text:p text:style-name="P10">2.44e-07</text:p>
          </table:table-cell>
          <table:table-cell table:style-name="Таблица1.A1" office:value-type="string">
            <text:p text:style-name="P10">2.17e-07</text:p>
          </table:table-cell>
          <table:table-cell table:style-name="Таблица1.A1" office:value-type="string">
            <text:p text:style-name="P48">1.86e-07</text:p>
          </table:table-cell>
        </table:table-row>
        <table:table-row table:style-name="TableLine2272271926768">
          <table:table-cell table:style-name="Таблица1.A1" office:value-type="string">
            <text:p text:style-name="P12">Массив битов</text:p>
          </table:table-cell>
          <table:table-cell table:style-name="Таблица1.A1" office:value-type="string">
            <text:p text:style-name="P11">7.83e-07</text:p>
          </table:table-cell>
          <table:table-cell table:style-name="Таблица1.A1" office:value-type="string">
            <text:p text:style-name="P10">6.67e-07</text:p>
          </table:table-cell>
          <table:table-cell table:style-name="Таблица1.A1" office:value-type="string">
            <text:p text:style-name="P48">5.99e-07</text:p>
          </table:table-cell>
        </table:table-row>
        <table:table-row table:style-name="TableLine2272271927040">
          <table:table-cell table:style-name="Таблица1.A1" office:value-type="string">
            <text:p text:style-name="P12">Массив</text:p>
          </table:table-cell>
          <table:table-cell table:style-name="Таблица1.A1" office:value-type="string">
            <text:p text:style-name="P10">8.93e-07</text:p>
          </table:table-cell>
          <table:table-cell table:style-name="Таблица1.A1" office:value-type="string">
            <text:p text:style-name="P10">4.95e-07</text:p>
          </table:table-cell>
          <table:table-cell table:style-name="Таблица1.A1" office:value-type="string">
            <text:p text:style-name="P48">2.12e-07</text:p>
          </table:table-cell>
        </table:table-row>
      </table:table>
      <text:h text:style-name="P45" text:outline-level="2">Результаты измерения времени <text:span text:style-name="T46">при использовании </text:span><text:span text:style-name="T37">объектного</text:span><text:span text:style-name="T46"> подхода</text:span></text:h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2272465715792">
          <table:table-cell table:style-name="Таблица3.A1" office:value-type="string">
            <text:p text:style-name="P50">Способ представления / максимальный размер множества</text:p>
          </table:table-cell>
          <table:table-cell table:style-name="Таблица3.A1" office:value-type="string">
            <text:p text:style-name="P49">26</text:p>
          </table:table-cell>
          <table:table-cell table:style-name="Таблица3.A1" office:value-type="string">
            <text:p text:style-name="P49">13</text:p>
          </table:table-cell>
          <table:table-cell table:style-name="Таблица3.A1" office:value-type="string">
            <text:p text:style-name="P49">6</text:p>
          </table:table-cell>
        </table:table-row>
        <table:table-row table:style-name="TableLine2272465720416">
          <table:table-cell table:style-name="Таблица3.A1" office:value-type="string">
            <text:p text:style-name="P49">Список</text:p>
          </table:table-cell>
          <table:table-cell table:style-name="Таблица3.A1" office:value-type="string">
            <text:p text:style-name="P47">4.006e-06</text:p>
          </table:table-cell>
          <table:table-cell table:style-name="Таблица3.A1" office:value-type="string">
            <text:p text:style-name="P47">2.046e-06</text:p>
          </table:table-cell>
          <table:table-cell table:style-name="Таблица3.A1" office:value-type="string">
            <text:p text:style-name="P47">9.71e-07</text:p>
          </table:table-cell>
        </table:table-row>
        <table:table-row table:style-name="TableLine2272465718240">
          <table:table-cell table:style-name="Таблица3.A1" office:value-type="string">
            <text:p text:style-name="P49">Машинное слово</text:p>
          </table:table-cell>
          <table:table-cell table:style-name="Таблица3.A1" office:value-type="string">
            <text:p text:style-name="P47">1.14e-07</text:p>
          </table:table-cell>
          <table:table-cell table:style-name="Таблица3.A1" office:value-type="string">
            <text:p text:style-name="P47">8.9e-08</text:p>
          </table:table-cell>
          <table:table-cell table:style-name="Таблица3.A1" office:value-type="string">
            <text:p text:style-name="P47">8e-08</text:p>
          </table:table-cell>
        </table:table-row>
        <table:table-row table:style-name="TableLine2272465728576">
          <table:table-cell table:style-name="Таблица3.A1" office:value-type="string">
            <text:p text:style-name="P49">Массив битов</text:p>
          </table:table-cell>
          <table:table-cell table:style-name="Таблица3.A1" office:value-type="string">
            <text:p text:style-name="P47">3.76e-07</text:p>
          </table:table-cell>
          <table:table-cell table:style-name="Таблица3.A1" office:value-type="string">
            <text:p text:style-name="P47">2.57e-07</text:p>
          </table:table-cell>
          <table:table-cell table:style-name="Таблица3.A1" office:value-type="string">
            <text:p text:style-name="P47">1.95e-07</text:p>
          </table:table-cell>
        </table:table-row>
        <table:table-row table:style-name="TableLine2272465731296">
          <table:table-cell table:style-name="Таблица3.A1" office:value-type="string">
            <text:p text:style-name="P49">Массив</text:p>
          </table:table-cell>
          <table:table-cell table:style-name="Таблица3.A1" office:value-type="string">
            <text:p text:style-name="P47">1.101e-06</text:p>
          </table:table-cell>
          <table:table-cell table:style-name="Таблица3.A1" office:value-type="string">
            <text:p text:style-name="P47">1.027e-06</text:p>
          </table:table-cell>
          <table:table-cell table:style-name="Таблица3.A1" office:value-type="string">
            <text:p text:style-name="P47">1.574e-06</text:p>
          </table:table-cell>
        </table:table-row>
      </table:table>
      <text:h text:style-name="P43" text:outline-level="2"><text:bookmark-start text:name="__RefHeading___Toc12948_245534579"/>Код программы<text:bookmark-end text:name="__RefHeading___Toc12948_245534579"/></text:h>
      <text:p text:style-name="P38"/>
      <text:h text:style-name="P44" text:outline-level="2"><text:bookmark-start text:name="__RefHeading___Toc21237_2937147999"/><text:bookmark-start text:name="_Toc514182403"/><text:span text:style-name="T5">Вывод</text:span><text:span text:style-name="T6">ы</text:span><text:span text:style-name="T5">:</text:span><text:bookmark-end text:name="_Toc514182403"/><text:span text:style-name="T4"> </text:span><text:bookmark-end text:name="__RefHeading___Toc21237_2937147999"/></text:h>
      <text:p text:style-name="P19"><text:span text:style-name="T8">С</text:span><text:span text:style-name="T7">писок:</text:span></text:p>
      <text:p text:style-name="P18"><text:soft-page-break/>Наиболее трудно реализуемый тип представления, также не отличающийся особой производительностью(скоростью выполнения). Может быть применен в тех случаях когда размер универсума никак не может быть предопределен.</text:p>
      <text:p text:style-name="P17">Машинное слово:</text:p>
      <text:p text:style-name="P18"><text:s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p>
      <text:p text:style-name="P17">Массив битов:</text:p>
      <text:p text:style-name="P18">Имеет тоже достоинство, что и машинное слово, однако реализуется сложнее.</text:p>
      <text:p text:style-name="P18">Массив:</text:p>
      <text:p text:style-name="P18"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text:bookmark text:name="_Toc494741071"/><text:bookmark text:name="_Toc494741207"/><text:bookmark text:name="_Toc494741070"/><text:bookmark text:name="_Toc494741206"/><text:bookmark text:name="_Toc51418240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2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4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2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1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2"><draw:text-box fo:min-height="0.041cm" fo:min-width="0.041cm"><text:p text:style-name="MP1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58</meta:editing-cycles>
    <meta:creation-date>2018-04-24T17:52:00</meta:creation-date>
    <dc:date>2020-11-17T15:09:24.286000000</dc:date>
    <meta:editing-duration>PT7H28M2S</meta:editing-duration>
    <meta:generator>LibreOffice/7.0.2.2$Windows_X86_64 LibreOffice_project/8349ace3c3162073abd90d81fd06dcfb6b36b994</meta:generator>
    <meta:print-date>2019-10-02T21:44:26.840000000</meta:print-date>
    <meta:document-statistic meta:table-count="3" meta:image-count="0" meta:object-count="0" meta:page-count="4" meta:paragraph-count="81" meta:word-count="288" meta:character-count="2132" meta:non-whitespace-character-count="19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